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lection for 031416</text:p>
      <text:p text:style-name="Standard"/>
      <text:p text:style-name="Standard">Today we had our practice test, </text:p>
      <text:p text:style-name="Standard">then we spent the rest of the time ironing out our understanding j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4T17:36:37.42</meta:creation-date>
    <meta:document-statistic meta:table-count="0" meta:image-count="0" meta:object-count="0" meta:page-count="1" meta:paragraph-count="3" meta:word-count="22" meta:character-count="123"/>
    <dc:date>2016-03-14T17:38:09.31</dc:date>
    <meta:editing-duration>PT1M32S</meta:editing-duration>
    <meta:editing-cycles>1</meta:editing-cycles>
    <meta:generator>OpenOffice/4.1.2$Win32 OpenOffice.org_project/412m3$Build-9782</meta:generator>
  </office:meta>
</office:document-meta>
</file>